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c5dc2" officeooo:paragraph-rsid="000c5dc2"/>
    </style:style>
    <style:style style:name="P2" style:family="paragraph" style:parent-style-name="Title">
      <style:text-properties officeooo:rsid="0013cccb" officeooo:paragraph-rsid="0013cccb"/>
    </style:style>
    <style:style style:name="P3" style:family="paragraph" style:parent-style-name="Text_20_body">
      <style:paragraph-properties fo:text-align="center" style:justify-single-word="false"/>
      <style:text-properties officeooo:rsid="0013cccb" officeooo:paragraph-rsid="0013cccb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3cccb" officeooo:paragraph-rsid="0013cccb" style:font-size-asian="11pt" style:font-size-complex="11pt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4.0209in"/>
        </style:tab-stops>
      </style:paragraph-properties>
      <style:text-properties fo:font-size="11pt" officeooo:rsid="0013d4fc" officeooo:paragraph-rsid="0013d4fc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ens</text:p>
      <text:p text:style-name="P3">The Teenage Years of a Child Can Be Crazy</text:p>
      <text:p text:style-name="P1"/>
      <text:p text:style-name="P4">A Teen is not a person is almost an accurate statement.</text:p>
      <text:p text:style-name="P4">A Teen is still a human being is definitely true.</text:p>
      <text:p text:style-name="P4">A Teen can be difficult to find sometimes is not at all healthy.</text:p>
      <text:p text:style-name="P4">A Teen can have more freedom if it argues in a certain way is never a good solution to turn a Teen into a healthy adult.</text:p>
      <text:p text:style-name="P4">A Teen cannot be expected to be home on time, is not how to raise a healthy child.</text:p>
      <text:p text:style-name="P4">A Teen cannot be expected to do chores, is not how to raise a healthy child.</text:p>
      <text:p text:style-name="P4">A Teen cannot be expected to add responsibilities on itself, is a sign the Teen needs help with responsibility.</text:p>
      <text:p text:style-name="P4">A Teen cannot be trusted, is a sign the Teen needs help with trust.</text:p>
      <text:p text:style-name="P4">A Teen cannot be trusted to be at home, is a sign the authorities need to intervene.</text:p>
      <text:p text:style-name="P4">A Teen cannot be allowed out of the house, is a sign the authorities are already involved, and need more time with the Teen.</text:p>
      <text:p text:style-name="P4">A Teen cannot be allowed to be it’s own adult, and the Teen will never trust the parents again.</text:p>
      <text:p text:style-name="P4">A Teen cannot be allowed to have it’s own money, and the Teen will never learn to use money from the parents again.</text:p>
      <text:p text:style-name="P4">A Teen cannot be allowed to have it’s own car, and the Teen will find another way to get to that party and others.</text:p>
      <text:p text:style-name="P4">A Teen cannot be allowed to get into trouble, and the Teen will never learn how to handle trouble, nor what trouble it is comfortable getting into.</text:p>
      <text:p text:style-name="P5">A Teen cannot be forgiven for what it has done, and the Teen might as well move out on it’s own.</text:p>
      <text:p text:style-name="P5">A Teen cannot be shamed for what it has done, and the Teen has no reason to be at home.</text:p>
      <text:p text:style-name="P5">A Teen cannot be successful in school, and the Teen needs more time with the parents studying.</text:p>
      <text:p text:style-name="P5">A Teen cannot be successful at home, and the Teen needs more help from the school.</text:p>
      <text:p text:style-name="P5">A Teen cannot have a successful future, and the Teen is asking for help from all.</text:p>
      <text:p text:style-name="P5">A Teen cannot find hope with it’s identity, and the Teen is at risk for suicide.</text:p>
      <text:p text:style-name="P5">A Teen cannot be made to smile, and the Teen is at risk for hurting others.</text:p>
      <text:p text:style-name="P5">A Teen cannot be made to enjoy family time, and the Teen needs to have more of it around.</text:p>
      <text:p text:style-name="P5">A Teen cannot be made to participate in family time, and the Teen is doing 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40:08.082746288</meta:creation-date>
    <dc:date>2018-04-24T23:53:57.328335555</dc:date>
    <meta:editing-duration>PT9M19S</meta:editing-duration>
    <meta:editing-cycles>4</meta:editing-cycles>
    <meta:generator>LibreOffice/5.4.6.2$Linux_X86_64 LibreOffice_project/40m0$Build-2</meta:generator>
    <meta:document-statistic meta:table-count="0" meta:image-count="0" meta:object-count="0" meta:page-count="1" meta:paragraph-count="25" meta:word-count="428" meta:character-count="2111" meta:non-whitespace-character-count="1708"/>
  </office:meta>
</office:document-meta>
</file>